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style:font-name="Calibri" fo:font-size="16pt" fo:font-weight="bold" style:font-size-asian="16pt" style:font-weight-asian="bold" style:font-size-complex="16pt" style:font-weight-complex="bold"/>
    </style:style>
    <style:style style:name="P22"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text-properties style:font-name="Calibri" fo:font-size="13pt" fo:font-weight="bold" style:font-size-asian="13pt" style:font-weight-asian="bold" style:font-size-complex="13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top="0cm" fo:margin-bottom="0.423cm" fo:orphans="0" fo:widows="0"/>
      <style:text-properties style:font-name="Times" fo:language="en" fo:country="US" style:font-name-complex="Times" style:font-size-complex="11pt"/>
    </style:style>
    <style:style style:name="P28" style:family="paragraph" style:parent-style-name="Contents_20_1">
      <style:paragraph-properties>
        <style:tab-stops>
          <style:tab-stop style:position="14.651cm" style:type="right" style:leader-style="dotted" style:leader-text="."/>
        </style:tab-stops>
      </style:paragraph-properties>
    </style:style>
    <style:style style:name="P29" style:family="paragraph" style:parent-style-name="Contents_20_2">
      <style:paragraph-properties>
        <style:tab-stops>
          <style:tab-stop style:position="14.651cm" style:type="right" style:leader-style="dotted" style:leader-text="."/>
        </style:tab-stops>
      </style:paragraph-properties>
    </style:style>
    <style:style style:name="P30" style:family="paragraph" style:parent-style-name="Contents_20_3">
      <style:paragraph-properties>
        <style:tab-stops>
          <style:tab-stop style:position="14.651cm" style:type="right" style:leader-style="dotted" style:leader-text="."/>
        </style:tab-stops>
      </style:paragraph-properties>
    </style:style>
    <style:style style:name="P31"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2" style:family="paragraph" style:parent-style-name="Text_20_body">
      <style:text-properties style:font-name-asian="Cambria" style:font-name-complex="Cambria"/>
    </style:style>
    <style:style style:name="P33" style:family="paragraph" style:parent-style-name="Text_20_body">
      <style:text-properties style:font-name-asian="Cambria" style:font-name-complex="Cambria" style:font-size-complex="11pt"/>
    </style:style>
    <style:style style:name="P34" style:family="paragraph" style:parent-style-name="Text_20_body">
      <style:text-properties fo:background-color="#ffff0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List_20_Paragraph">
      <style:paragraph-properties fo:margin-top="0cm" fo:margin-bottom="0.212cm"/>
      <style:text-properties fo:language="en" fo:country="US"/>
    </style:style>
    <style:style style:name="P39" style:family="paragraph" style:parent-style-name="AppendixSection" style:list-style-name="WWNum22"/>
    <style:style style:name="P40" style:family="paragraph" style:parent-style-name="AppendixSection" style:list-style-name="WWNum22">
      <style:paragraph-properties fo:break-before="page"/>
    </style:style>
    <style:style style:name="P41" style:family="paragraph" style:parent-style-name="List_20_Paragraph" style:list-style-name="WWNum6">
      <style:paragraph-properties fo:margin-left="1.259cm" fo:margin-right="0cm" fo:margin-top="0cm" fo:margin-bottom="0.212cm" fo:text-indent="-0.63cm" style:auto-text-indent="false">
        <style:tab-stops/>
      </style:paragraph-properties>
      <style:text-properties fo:language="en" fo:country="US" style:font-size-complex="11pt"/>
    </style:style>
    <style:style style:name="P42" style:family="paragraph" style:parent-style-name="List_20_Paragraph" style:list-style-name="WWNum8">
      <style:paragraph-properties fo:margin-left="1.259cm" fo:margin-right="0cm" fo:margin-top="0cm" fo:margin-bottom="0.212cm" fo:text-indent="-0.63cm" style:auto-text-indent="false">
        <style:tab-stops/>
      </style:paragraph-properties>
      <style:text-properties fo:language="en" fo:country="US" fo:font-style="italic" style:font-style-asian="italic" style:font-style-complex="italic"/>
    </style:style>
    <style:style style:name="P43" style:family="paragraph" style:parent-style-name="List_20_Paragraph" style:list-style-name="WWNum3">
      <style:paragraph-properties fo:margin-top="0cm" fo:margin-bottom="0.212cm"/>
    </style:style>
    <style:style style:name="P44" style:family="paragraph" style:parent-style-name="Heading_20_3" style:list-style-name="">
      <style:text-properties fo:language="en" fo:country="US"/>
    </style:style>
    <style:style style:name="P45" style:family="paragraph" style:parent-style-name="Heading_20_2" style:list-style-name="WWNum27"/>
    <style:style style:name="P46" style:family="paragraph" style:parent-style-name="Heading_20_2" style:list-style-name="WWNum27">
      <style:text-properties style:font-name="Cambria" fo:font-size="11pt" style:font-name-asian="Cambria" style:font-size-asian="11pt" style:font-name-complex="Cambria" style:font-size-complex="11pt"/>
    </style:style>
    <style:style style:name="P47" style:family="paragraph" style:parent-style-name="Heading_20_2" style:list-style-name="L4"/>
    <style:style style:name="P48" style:family="paragraph" style:parent-style-name="Heading_20_2" style:list-style-name="WWNum27">
      <style:text-properties fo:language="en" fo:country="US"/>
    </style:style>
    <style:style style:name="P49" style:family="paragraph" style:parent-style-name="Heading_20_1" style:list-style-name="WWNum27"/>
    <style:style style:name="P50" style:family="paragraph" style:parent-style-name="Heading_20_1">
      <style:paragraph-properties fo:break-before="page"/>
    </style:style>
    <style:style style:name="P51" style:family="paragraph" style:parent-style-name="Standard" style:master-page-name="MPF0">
      <style:paragraph-properties style:page-number="auto" fo:break-before="page"/>
    </style:style>
    <style:style style:name="P52" style:family="paragraph" style:parent-style-name="Standard" style:list-style-name="L1">
      <style:paragraph-properties style:text-autospace="none"/>
      <style:text-properties style:font-name-asian="Cambria" style:font-name-complex="Cambria" style:font-size-complex="11pt"/>
    </style:style>
    <style:style style:name="P53" style:family="paragraph" style:parent-style-name="Standard" style:list-style-name="L2"/>
    <style:style style:name="P54" style:family="paragraph" style:parent-style-name="Standard" style:list-style-name="L3"/>
    <style:style style:name="P55" style:family="paragraph" style:parent-style-name="Standard" style:list-style-name="L5"/>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9" style:family="text">
      <style:text-properties style:font-name="Segoe UI1"/>
    </style:style>
    <style:style style:name="T20"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1"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Standard"/>
      <text:p text:style-name="Standard"/>
      <text:p text:style-name="P6"/>
      <text:p text:style-name="P6">SEARCH FOR ## BEFORE HAND IN</text:p>
      <text:p text:style-name="P6">FIXME</text:p>
      <text:p text:style-name="P6">also search [r]</text:p>
      <text:p text:style-name="P6">– the name of your project</text:p>
      <text:p text:style-name="P25"><text:tab/><text:tab/>sort out sections numbers.</text:p>
      <text:p text:style-name="Standard"/>
      <text:p text:style-name="P7">Final Report for CS39440 Major Project<office:annotation><dc:creator>Neil Taylor</dc:creator><dc:date>2012-03-07T21:42:00.66</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66</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66</dc:date><text:p>Change as appropriate.</text:p><text:p/></office:annotation> degree in Internet <text:s/>Computing <office:annotation><dc:creator>Neil Taylor</dc:creator><dc:date>2012-03-07T21:45:00.66</dc:date><text:p>Change as appropriate.</text:p><text:p/></office:annotation>(H621<office:annotation><dc:creator>Neil Taylor</dc:creator><dc:date>2012-03-07T21:45:00.66</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7">In signing below, I confirm that:</text:p>
      <text:list xml:id="list32569119" text:style-name="WWNum6">
        <text:list-item>
          <text:p text:style-name="P41">This submission is my own work, except where clearly indicated.</text:p>
        </text:list-item>
        <text:list-item>
          <text:p text:style-name="P41">I understand that there are severe penalties for plagiarism and other unfair practice, which can lead to loss of marks or even the withholding of a degree.</text:p>
        </text:list-item>
        <text:list-item>
          <text:p text:style-name="P41">I have read the sections on unfair practice in the Students’ Examinations Handbook and the relevant sections of the current Student Handbook of the Department of Computer Science.</text:p>
        </text:list-item>
        <text:list-item>
          <text:p text:style-name="P41">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67</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67</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489_1464131013" office:target-frame-name="_top" xlink:show="replace">1.Background &amp; Objectives<text:tab/>9</text:a></text:p>
          <text:p text:style-name="P28"><text:a xlink:type="simple" xlink:href="#__RefHeading__491_1464131013" office:target-frame-name="_top" xlink:show="replace">2.Development Process<text:tab/>10</text:a></text:p>
          <text:p text:style-name="P29"><text:a xlink:type="simple" xlink:href="#__RefHeading__493_1464131013" office:target-frame-name="_top" xlink:show="replace">2.1.Introduction <text:tab/>10</text:a></text:p>
          <text:p text:style-name="P29"><text:a xlink:type="simple" xlink:href="#__RefHeading__495_1464131013" office:target-frame-name="_top" xlink:show="replace">2.2.Modifications <text:tab/>10</text:a></text:p>
          <text:p text:style-name="P28"><text:a xlink:type="simple" xlink:href="#__RefHeading__497_1464131013" office:target-frame-name="_top" xlink:show="replace">3.Design<text:tab/>11</text:a></text:p>
          <text:p text:style-name="P29"><text:a xlink:type="simple" xlink:href="#__RefHeading__499_1464131013" office:target-frame-name="_top" xlink:show="replace">3.1.Overall Architecture<text:tab/>11</text:a></text:p>
          <text:p text:style-name="P29"><text:a xlink:type="simple" xlink:href="#__RefHeading__501_1464131013" office:target-frame-name="_top" xlink:show="replace">3.2.Detailed Design <text:tab/>11</text:a></text:p>
          <text:p text:style-name="P30"><text:a xlink:type="simple" xlink:href="#__RefHeading__503_1464131013" office:target-frame-name="_top" xlink:show="replace">3.2.1.Even More Detail<text:tab/>11</text:a></text:p>
          <text:p text:style-name="P29"><text:a xlink:type="simple" xlink:href="#__RefHeading__505_1464131013" office:target-frame-name="_top" xlink:show="replace">3.3.User Interface Design <text:tab/>11</text:a></text:p>
          <text:p text:style-name="P29"><text:a xlink:type="simple" xlink:href="#__RefHeading__507_1464131013" office:target-frame-name="_top" xlink:show="replace">3.4.Other Relevant Sections<text:tab/>11</text:a></text:p>
          <text:p text:style-name="P28"><text:a xlink:type="simple" xlink:href="#__RefHeading__509_1464131013" office:target-frame-name="_top" xlink:show="replace">4.Implementation<text:tab/>13</text:a></text:p>
          <text:p text:style-name="P28"><text:a xlink:type="simple" xlink:href="#__RefHeading__511_1464131013" office:target-frame-name="_top" xlink:show="replace">5.Testing<text:tab/>14</text:a></text:p>
          <text:p text:style-name="P29"><text:a xlink:type="simple" xlink:href="#__RefHeading__513_1464131013" office:target-frame-name="_top" xlink:show="replace">5.1.Overall Approach to Testing <text:tab/>14</text:a></text:p>
          <text:p text:style-name="P29"><text:a xlink:type="simple" xlink:href="#__RefHeading__515_1464131013" office:target-frame-name="_top" xlink:show="replace">5.2.Automated Testing <text:tab/>14</text:a></text:p>
          <text:p text:style-name="P30"><text:a xlink:type="simple" xlink:href="#__RefHeading__517_1464131013" office:target-frame-name="_top" xlink:show="replace">5.2.1.Unit Tests<text:tab/>14</text:a></text:p>
          <text:p text:style-name="P30"><text:a xlink:type="simple" xlink:href="#__RefHeading__519_1464131013" office:target-frame-name="_top" xlink:show="replace">5.2.2.User Interface Testing <text:tab/>14</text:a></text:p>
          <text:p text:style-name="P30"><text:a xlink:type="simple" xlink:href="#__RefHeading__521_1464131013" office:target-frame-name="_top" xlink:show="replace">5.2.3.Stress Testing <text:tab/>14</text:a></text:p>
          <text:p text:style-name="P30"><text:a xlink:type="simple" xlink:href="#__RefHeading__523_1464131013" office:target-frame-name="_top" xlink:show="replace">5.2.4.Other Types of Testing <text:tab/>14</text:a></text:p>
          <text:p text:style-name="P29"><text:a xlink:type="simple" xlink:href="#__RefHeading__525_1464131013" office:target-frame-name="_top" xlink:show="replace">5.3.Integration Testing <text:tab/>14</text:a></text:p>
          <text:p text:style-name="P29"><text:a xlink:type="simple" xlink:href="#__RefHeading__527_1464131013" office:target-frame-name="_top" xlink:show="replace">5.4.User Testing<text:tab/>14</text:a></text:p>
          <text:p text:style-name="P28"><text:a xlink:type="simple" xlink:href="#__RefHeading__529_1464131013" office:target-frame-name="_top" xlink:show="replace">6.Evaluation<text:tab/>16</text:a></text:p>
          <text:p text:style-name="P28"><text:a xlink:type="simple" xlink:href="#__RefHeading__531_1464131013" office:target-frame-name="_top" xlink:show="replace">Appendices<text:tab/>17</text:a></text:p>
          <text:p text:style-name="P28"><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192777705"/><text:bookmark-start text:name="_Toc222978592"/><text:bookmark text:name="__RefHeading__489_1464131013"/>Background &amp; Objectives<text:bookmark-end text:name="_Toc192777705"/><text:bookmark-end text:name="_Toc222978592"/><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2575074" text:style-name="WWNum27">
        <text:list-item>
          <text:list>
            <text:list-item>
              <text:p text:style-name="P45">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31">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68</dc:date><text:p><text:span text:style-name="T19">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68</dc:date><text:p><text:span text:style-name="T19">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3196015" text:continue-numbering="true" text:style-name="WWNum27">
        <text:list-item>
          <text:list>
            <text:list-item>
              <text:p text:style-name="P46">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68</dc:date><text:p><text:span text:style-name="T19">Reference. Give website.</text:span></text:p><text:p/><text:p><text:span text:style-name="T19">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69</dc:date><text:p><text:span text:style-name="T19">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69</dc:date><text:p><text:span text:style-name="T19">More about rdf?</text:span></text:p></office:annotation></text:p>
      <text:p text:style-name="Text_20_body"/>
      <text:p text:style-name="Text_20_body"><office:annotation><dc:creator>Unknown Author</dc:creator><dc:date>2013-04-01T20:20:00.69</dc:date><text:p><text:span text:style-name="T19">Mention rivals.</text:span><text:span text:style-name="T19"><text:line-break/></text:span><text:span text:style-name="T19">Why they suck.</text:span><text:span text:style-name="T19"><text:line-break/></text:span><text:span text:style-name="T19">Why they good.</text:span></text:p><text:p><text:span text:style-name="T19">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69</dc:date><text:p><text:span text:style-name="T19">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69</dc:date><text:p><text:span text:style-name="T19">Too personal above?</text:span></text:p></office:annotation></text:p>
      <text:p text:style-name="Text_20_body"/>
      <text:p text:style-name="Text_20_body">The main technologies being used by the project, will b<office:annotation><dc:creator>Unknown Author</dc:creator><dc:date>2013-04-01T19:54:00.69</dc:date><text:p><text:span text:style-name="T19">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3191369" text:continue-numbering="true" text:style-name="WWNum27">
        <text:list-item>
          <text:list>
            <text:list-item>
              <text:p text:style-name="P45">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2578058" text:style-name="L1">
        <text:list-item>
          <text:p text:style-name="P52">Ability to search by Disease, and Gene name.</text:p>
        </text:list-item>
        <text:list-item>
          <text:p text:style-name="P52">View the Phenotypes directly and indirectly associated with the selected Genotype.</text:p>
        </text:list-item>
        <text:list-item>
          <text:p text:style-name="P52">View the related disease associated with the selected Genotype. These include, Omim, Orphanet, Mouse, Yeast, Worm, Fly, Zebrafish, Slime mold.</text:p>
        </text:list-item>
        <text:list-item>
          <text:p text:style-name="P52">Make the system 'loop', so that the user can continuously look at associated diseases.</text:p>
        </text:list-item>
        <text:list-item>
          <text:p text:style-name="P52">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69</dc:date><text:p><text:span text:style-name="T19">Ask Rob for some?</text:span></text:p></office:annotation></text:span></text:span></text:p>
      <text:p text:style-name="Text_20_body">The main advantage that the system has over it's competitors is the use of RDF[r]<office:annotation><dc:creator>Unknown Author</dc:creator><dc:date>2013-04-02T20:20:00.70</dc:date><text:p><text:span text:style-name="T19">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70</dc:date><text:p><text:span text:style-name="T19">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70</dc:date><text:p><text:span text:style-name="T19">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70</dc:date><text:p><text:span text:style-name="T19">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2"/>
      <text:p text:style-name="P32"/>
      <text:p text:style-name="P3"/>
      <text:h text:style-name="Heading_20_3" text:outline-level="3"><text:bookmark-start text:name="_Toc222978593"/><text:bookmark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45"><text:bookmark-start text:name="_Toc192777707"/><text:bookmark-start text:name="_Toc222978594"/><text:bookmark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70</dc:date><text:p><text:span text:style-name="T19">Add more about reason for change?</text:span></text:p><text:p/></office:annotation></text:span></text:span></text:p>
      <text:p text:style-name="P17"><text:span text:style-name="Default_20_Paragraph_20_Font"><text:span text:style-name="T10">This led to changing methodology to Feature Drive Development </text:span></text:span><text:span text:style-name="Default_20_Paragraph_20_Font"><text:span text:style-name="T10">(FDD) which allows for a more flexible approach, whilst creating working content.</text:span></text:span></text:p>
      <text:p text:style-name="P16"/>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3198932" text:continue-numbering="true" text:style-name="WWNum27">
        <text:list-item>
          <text:list>
            <text:list-item>
              <text:p text:style-name="P45"><text:bookmark-start text:name="_Toc222978595"/><text:bookmark text:name="__RefHeading__495_1464131013"/>Modifications<text:bookmark-end text:name="_Toc222978595"/><text:bookmark-end text:name="__RefHeading__495_1464131013"/></text:p>
            </text:list-item>
          </text:list>
        </text:list-item>
      </text:list>
      <text:p text:style-name="P20">Did you have to modify the model to suit a one-person project? If so, what did you change and why?</text:p>
      <text:p text:style-name="P20"><text:soft-page-break/></text:p>
      <text:p text:style-name="P20">##differences between FDD in groups vs individual</text:p>
      <text:p text:style-name="P20">##how it effected project</text:p>
      <text:p text:style-name="P20">##limitations of individual</text:p>
      <text:p text:style-name="P20">## changes in project design</text:p>
      <text:p text:style-name="P20"/>
      <text:p text:style-name="P20"/>
      <text:p text:style-name="P20"/>
      <text:p text:style-name="P10">You should discuss your choice of implementation tools - programming language, compilers, database management system, program development environment, etc.</text:p>
      <text:p text:style-name="P20"/>
      <text:p text:style-name="P5"/>
      <text:list xml:id="list33188461" text:continue-numbering="true" text:style-name="WWNum27">
        <text:list-item>
          <text:p text:style-name="P49"><text:bookmark-start text:name="_Toc222978596"/><text:bookmark text:name="__RefHeading__497_1464131013"/>Design<text:bookmark-end text:name="_Toc192777707"/><text:bookmark-end text:name="_Toc222978596"/><text:bookmark-end text:name="__RefHeading__497_1464131013"/></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3187641" text:continue-numbering="true" text:style-name="WWNum27">
        <text:list-item>
          <text:list>
            <text:list-item>
              <text:p text:style-name="P45"><text:bookmark-start text:name="_Toc192777708"/><text:bookmark-start text:name="_Toc222978597"/><text:bookmark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2587963" text:style-name="L2">
        <text:list-item>
          <text:p text:style-name="P53">A keyword is entered into the HTML form on the web site.</text:p>
        </text:list-item>
        <text:list-item>
          <text:p text:style-name="P53">This variable is then sent via the POST method to the page “diseases.php”.</text:p>
        </text:list-item>
        <text:list-item>
          <text:p text:style-name="P53">Here, the PHP code uses the RAP RDF API library to connect to the SPARQL endpoint Virtuoso.</text:p>
        </text:list-item>
        <text:list-item>
          <text:p text:style-name="P53">The variable is used in the SPARQL query in the diseases.php script.</text:p>
        </text:list-item>
        <text:list-item>
          <text:p text:style-name="P53">The results of this query are displayed on the page.</text:p>
        </text:list-item>
        <text:list-item>
          <text:p text:style-name="P53">The user is then given two choices. View related Genotypes and Diseases, or related Phenotypes.</text:p>
        </text:list-item>
        <text:list-item>
          <text:p text:style-name="P53">If they choose the former, then the variable will be taken from whichever entry was selected, and sent using the GET method, to the edge.php page.</text:p>
        </text:list-item>
        <text:list-item>
          <text:p text:style-name="P53">Here the script operates similarly to the diseases.php script, with a few different filter options in place, and provides a similarity value.</text:p>
        </text:list-item>
        <text:list-item>
          <text:p text:style-name="P53">If they user had chosen the latter option, the variable would be taken from the entry selected and send using the GET method to the ontologyterms.php page.</text:p>
        </text:list-item>
        <text:list-item>
          <text:p text:style-name="P53">Here the script does a similar job as the other scripts, and returns a list of related phenotypes.</text:p>
        </text:list-item>
      </text:list>
      <text:p text:style-name="Text_20_body">The Tree Structure performs in a different manner, as it uses AJAX to produce the required outputs.</text:p>
      <text:list xml:id="list32585543" text:style-name="L3">
        <text:list-item>
          <text:p text:style-name="P54">When the page loads, the JQuery script gets the first set of children from the treescript.php</text:p>
        </text:list-item>
        <text:list-item>
          <text:p text:style-name="P54">Each time a link is clicked, the JQuery performs the same operation, except this time it sends a variable via GET, and receives the children of that variable.</text:p>
        </text:list-item>
        <text:list-item>
          <text:p text:style-name="P54">If the link is clicked again, the children are contracted.</text:p>
        </text:list-item>
      </text:list>
      <text:list xml:id="list32570956" text:style-name="L4">
        <text:list-item>
          <text:list>
            <text:list-header>
              <text:p text:style-name="P47"><text:bookmark-start text:name="_Toc222978598"/>Detailed Design<text:bookmark-end text:name="_Toc222978598"/><text:span text:style-name="Comment_20_Reference"><text:span text:style-name="T13"><office:annotation><dc:creator>Staff and Students at Aber Uni</dc:creator><dc:date>2013-04-09T10:30:00.71</dc:date><text:p>Add screenshots</text:p><text:p/></office:annotation></text:span></text:span></text:p>
            </text:list-header>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71</dc:date><text:p><text:span text:style-name="T19">Flow diagram</text:span></text:p><text:p/></office:annotation></text:p>
      <text:list xml:id="list31179588" text:style-name="WWNum27">
        <text:list-item>
          <text:list>
            <text:list-item>
              <text:p text:style-name="P45"><text:soft-page-break/><text:s/>Detailed Design</text:p>
            </text:list-item>
          </text:list>
        </text:list-item>
      </text:list>
      <text:p text:style-name="Text_20_body">This section lists all files used in the Web Application and discusses their purpose, interactions, and what is happening within the code.</text:p>
      <text:list xml:id="list33191678" text:continue-numbering="true" text:style-name="WWNum27">
        <text:list-item>
          <text:list>
            <text:list-item>
              <text:list>
                <text:list-item>
                  <text:p text:style-name="P45">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2582132" text:style-name="L5">
        <text:list-item>
          <text:p text:style-name="P55">What does our company/organisation do?</text:p>
        </text:list-item>
        <text:list-item>
          <text:p text:style-name="P55">What can users do at our website?</text:p>
        </text:list-item>
        <text:list-item>
          <text:p text:style-name="P55">What is the purpose of the site? [r]<office:annotation><dc:creator>Unknown Author</dc:creator><dc:date>2013-04-09T16:07:00.72</dc:date><text:p><text:a xlink:href="http://createmorecustomersblog.com/the-actual-purpose-of-your-homepage/" office:target-frame-name="_top"/><text:span text:style-name="T19"> </text:span><text:span text:style-name="T19">Reference</text:span></text:p><text:p/></office:annotation><office:annotation><dc:creator>Unknown Author</dc:creator><dc:date>2013-04-09T16:08:00.72</dc:date><text:p><text:span text:style-name="T19">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72</dc:date><text:p><text:span text:style-name="T19">Explain these?</text:span></text:p></office:annotation>to send the data entered into the form to diseases.php where it is processed.</text:p>
      <text:list xml:id="list31162243" text:style-name="WWNum27">
        <text:list-item>
          <text:list>
            <text:list-item>
              <text:list>
                <text:list-item>
                  <text:p text:style-name="P45"><text:bookmark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72</dc:date><text:p><text:span text:style-name="T19">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72</dc:date><text:p><text:span text:style-name="T19">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p text:style-name="P34">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inside the div tag, to create the effect of a tree structure. If the same link is clicked twice, a J-Query check to see if this link ID has already been clicked, and if it has it removes the child elements, creating the effect of the tree closing.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5">cts with the mammalian_phenotype.obo file which contains the Ontology of Mammalian Phenotypes.</text:span></text:p>
      <text:p text:style-name="P34">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72</dc:date><text:p text:style-name="P58"><text:span text:style-name="T20">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he SPARQL query on this page searches for all diseases that have an inferred phenotype which matches the ID of the one given from tree.html, and lists all results that satisfy the parameters. </text:p>
      <text:list xml:id="list33214446" text:continue-numbering="true" text:style-name="WWNum27">
        <text:list-item>
          <text:list>
            <text:list-item>
              <text:p text:style-name="P45"><text:bookmark text:name="__RefHeading__505_1464131013"/><text:soft-page-break/>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72</dc:date><text:p><text:span text:style-name="T19">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72</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72</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73</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73</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73</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text:span></text:span><text:soft-page-break/><text:span text:style-name="Default_20_Paragraph_20_Font"><text:span text:style-name="T10">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73</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46.73</dc:date><text:p text:style-name="P58"><text:span text:style-name="T20">Consider rewording.</text:span></text:p><text:p text:style-name="P58"><text:span text:style-name="T20"/></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28.73</dc:date><text:p text:style-name="P58"><text:span text:style-name="T20">Testing here too.</text:span></text:p><text:p text:style-name="P58"><text:span text:style-name="T20"/></text:p></office:annotation> a schema was devised for the RDF to follow, and it is explained below:<office:annotation><dc:creator>Unknown Author</dc:creator><dc:date>2013-04-10T20:01:02.73</dc:date><text:p text:style-name="P58"><text:span text:style-name="T20">Add schema as pic or?</text:span></text:p><text:p text:style-name="P58"><text:span text:style-name="T20"/></text:p></office:annotation></text:p>
      <text:p text:style-name="P37">Note:phenomenet shortened to phe: for description purposes.</text:p>
      <text:p text:style-name="P37"><office:annotation><dc:creator>Unknown Author</dc:creator><dc:date>2013-04-10T20:29:56.74</dc:date><text:p text:style-name="P58"><text:span text:style-name="T20"><text:a xlink:href="http://www.w3.org/TR/rdf-schema/">http://www.w3.org/TR/rdf-schema/</text:a></text:span><text:span text:style-name="T20"> <text:s/>Used this as guide</text:span></text:p><text:p text:style-name="P58"><text:span text:style-name="T20"/></text:p></office:annotation></text:p>
      <text:p text:style-name="P35"><text:soft-page-break/>phe:Genotype.</text:p>
      <text:p text:style-name="Text_20_body">All things described by this class are called Genotypes and are an instance of phe:Genotype.</text:p>
      <text:p text:style-name="Text_20_body"/>
      <text:p text:style-name="P35">rdf:about.</text:p>
      <text:p text:style-name="Text_20_body">This is used to refer to the globally known indentifier. For example “<text:a xlink:type="simple" xlink:href="http://phenomebrowser.org/phenomenet/OMIM_187500">http://phenomebrowser.org/phenomenet/OMIM_187500</text:a>”</text:p>
      <text:p text:style-name="Text_20_body"/>
      <text:p text:style-name="P35">phe:has_url.</text:p>
      <text:p text:style-name="P36">phe:has_url is an instance of phe:Genotype that is used to provide a URL of a resource.</text:p>
      <text:p text:style-name="P36">A triple of the form:</text:p>
      <text:p text:style-name="P36"><text:tab/>G phe:has_url U</text:p>
      <text:p text:style-name="Text_20_body">This states that G has a URL U.</text:p>
      <text:p text:style-name="Text_20_body"/>
      <text:p text:style-name="P35">phe:has_name.</text:p>
      <text:p text:style-name="P35"><text:span text:style-name="T16">phe:has_name is an instance of <text:s/></text:span><text:span text:style-name="T16">it's class</text:span><text:span text:style-name="T16"> that provides a human readable name to the resource.</text:span><office:annotation><dc:creator>Unknown Author</dc:creator><dc:date>2013-04-10T21:09:33.74</dc:date><text:p text:style-name="P58"><text:span text:style-name="T20">Resource?</text:span></text:p></office:annotation></text:p>
      <text:p text:style-name="P36">A triple of the form:</text:p>
      <text:p text:style-name="P36"><text:tab/>C phe:has_name N</text:p>
      <text:p text:style-name="P36">This states that C has a human readable name N.</text:p>
      <text:p text:style-name="P36"/>
      <text:p text:style-name="P35">phe:has_phenotype.</text:p>
      <text:p text:style-name="P36">phe:has_phenotype is an instance of phe:Genotype that provides an identifier in the form of a URL.</text:p>
      <text:p text:style-name="P36">A triple of the form:</text:p>
      <text:p text:style-name="P36"><text:tab/>G phe:has_phenotype Ph</text:p>
      <text:p text:style-name="P36">This states that G has a phenotype with the identifier Ph.</text:p>
      <text:p text:style-name="P36"/>
      <text:p text:style-name="P35">phe:has_inferred_phenotype.</text:p>
      <text:p text:style-name="P36">phe:has_inferred_phenotype is an instance of phe:Genotype that provides an identifier in the form of a URL.</text:p>
      <text:p text:style-name="P36">A triple of the form:</text:p>
      <text:p text:style-name="P36"><text:tab/>G phe:has_inferred_phenotype Ip</text:p>
      <text:p text:style-name="P36">This states that G has a phenotype with the identifier Ip.</text:p>
      <text:p text:style-name="P36"/>
      <text:p text:style-name="P35">phe:has_edge.</text:p>
      <text:p text:style-name="P35"><text:span text:style-name="T16">phe:has_edge is an instance of</text:span><text:span text:style-name="T16"> <text:s/></text:span><text:span text:style-name="T16">p</text:span><text:span text:style-name="T16">he:Genotype </text:span><text:span text:style-name="T16">that states all instances of it are a sub class of <text:s/>p</text:span><text:span text:style-name="T16">he:Genotype.</text:span></text:p>
      <text:p text:style-name="P36"/>
      <text:p text:style-name="P35">phe:Edge.</text:p>
      <text:p text:style-name="P36"><text:soft-page-break/>All things described by this class are called Edges and are an instance of phe.Edge.</text:p>
      <text:p text:style-name="P36"/>
      <text:p text:style-name="P35">phe:node.</text:p>
      <text:p text:style-name="P36">phe:node is an instance of phe:Edge that provides an identifier in the form of a URL.</text:p>
      <text:p text:style-name="P36"/>
      <text:p text:style-name="P35">phe:has_value.</text:p>
      <text:p text:style-name="P36">phe:has_value is an instance of phe:Edge that provides a human readable representation of the similarity value.</text:p>
      <text:p text:style-name="P35"/>
      <text:p text:style-name="P35">phe:Ont.</text:p>
      <text:p text:style-name="P36">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 </text:p>
      <text:p text:style-name="P19">Scenario 1:</text:p>
      <text:p text:style-name="P26">This shows how the User will be able to search for a disease and explore the diseases related to their choice before viewing the associated phenotypes.</text:p>
      <text:p text:style-name="P26">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P26"/>
      <text:p text:style-name="P26"><office:annotation><dc:creator>Unknown Author</dc:creator><dc:date>2013-04-11T10:49:04.74</dc:date><text:p text:style-name="P58"><text:span text:style-name="T20">Add screenshots of stages!! Important</text:span></text:p><text:p text:style-name="P58"><text:span text:style-name="T20"/></text:p></office:annotation><text:span text:style-name="T12">Scenario 2: </text:span></text:p>
      <text:p text:style-name="P26">This shows how a User can use the Tree Structure to find diseases related to the phenotype of their choice.</text:p>
      <text:p text:style-name="P26">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 </text:p>
      <text:p text:style-name="P26"/>
      <text:p text:style-name="Text_20_body"/>
      <text:list xml:id="list33201250" text:continue-numbering="true" text:style-name="WWNum27">
        <text:list-item>
          <text:list>
            <text:list-item>
              <text:p text:style-name="P45"><text:bookmark-start text:name="_Toc222978601"/><text:bookmark text:name="__RefHeading__507_1464131013"/><text:soft-page-break/>Other Relevant Sections<text:bookmark-end text:name="_Toc222978601"/><text:bookmark-end text:name="__RefHeading__507_1464131013"/></text:p>
            </text:list-item>
          </text:list>
        </text:list-item>
      </text:list>
      <text:p text:style-name="P20">Some example sub-sections may be as follows, but the specific sections are for you to decide .</text:p>
      <text:p text:style-name="P21"/>
      <text:p text:style-name="P3"/>
      <text:h text:style-name="Heading_20_3" text:outline-level="3"><text:bookmark-start text:name="_Toc222978602"/><text:bookmark text:name="__RefHeading__509_1464131013"/>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2">##complexity?</text:p>
      <text:p text:style-name="P21">Coding Implementation.</text:p>
      <text:h text:style-name="Heading_20_2" text:outline-level="2">First steps and CSS</text:h>
      <text:p text:style-name="Standard">The first pieces of code written for the Project was the CSS file and the simpler pages such as Index.html and Contact.html. The original CSS was obtained from <text:a xlink:type="simple" xlink:href="http://www.os-templates.com/">www.os-templates.com</text:a>,[r]<office:annotation><dc:creator>Unknown Author</dc:creator><dc:date>2013-04-11T12:17:36.75</dc:date><text:p text:style-name="P58"><text:span text:style-name="T20">Reference more here</text:span></text:p></office:annotation> and has been modified and edited to suit the projects needs. Using the simpler pages allowed a good basis to ensure that the general aesthetics of the web site were pleasing, before they became to complex to change easily which also allowed for the responsive design aspects to be introduced and perfected. </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55.75</dc:date><text:p text:style-name="P58"><text:span text:style-name="T20"><text:a xlink:href="http://php.net/manual/en/function.fopen.php">http://php.net/manual/en/function.fopen.php</text:a></text:span><text:span text:style-name="T20"> reference</text:span></text:p></office:annotation> method, and to run code for every line of the file by using !feof()<office:annotation><dc:creator>Unknown Author</dc:creator><dc:date>2013-04-11T12:42:39.75</dc:date><text:p text:style-name="P58"><text:span text:style-name="T20">http://uk1.php.net/manual/en/function.feof.php</text:span></text:p></office:annotation>, . Each line in the file is then split </text:p>
      <text:p text:style-name="Standard"><text:s/>into an array using the fgets( )<office:annotation><dc:creator>Unknown Author</dc:creator><dc:date>2013-04-11T12:43:00.75</dc:date><text:p text:style-name="P58"><text:span text:style-name="T20">http://uk1.php.net/manual/en/function.fgets.php</text:span></text:p><text:p text:style-name="P58"><text:span text:style-name="T20"/></text:p></office:annotation> and explode( ) <office:annotation><dc:creator>Unknown Author</dc:creator><dc:date>2013-04-11T12:44:03.22</dc:date><text:p text:style-name="P57"><text:span text:style-name="T18">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e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38.68</dc:date><text:p text:style-name="P56"><text:span text:style-name="T17"><text:a xlink:href="http://uk1.php.net/manual/en/function.echo.php">http://uk1.php.net/manual/en/function.echo.php</text:a></text:span></text:p><text:p text:style-name="P56"><text:span text:style-name="T17"><text:a xlink:href="http://uk1.php.net/manual/en/function.fwrite.php">http://uk1.php.net/manual/en/function.fwrite.php</text:a></text:span></text:p><text:p text:style-name="P56"><text:span text:style-name="T17"/></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10.57</dc:date><text:p text:style-name="P56"><text:span text:style-name="T17">http://uk1.php.net/manual/en/function.fclose.php</text:span></text:p></office:annotation>, as well as adding a simple counter which told the script which line it needed to access. Even the smallest increase in speed could mean a huge amount due to the size of the data being parsed.<text:line-break/> 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text:p>
      <text:p text:style-name="Standard"/>
      <text:p text:style-name="Text_20_body"/>
      <text:p text:style-name="Text_20_body">##talk about file/script.</text:p>
      <text:p text:style-name="Text_20_body">##what it interacts with</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p text:style-name="P21">Major Implementations<office:annotation><dc:creator>Unknown Author</dc:creator><dc:date>2013-04-11T12:04:52.75</dc:date><text:p text:style-name="P58"><text:span text:style-name="T20">Reword me</text:span></text:p><text:p text:style-name="P58"><text:span text:style-name="T20"/></text:p></office:annotation>.</text:p>
      <text:list xml:id="list33202566" text:continue-numbering="true" text:style-name="WWNum27">
        <text:list-item>
          <text:list>
            <text:list-item>
              <text:p text:style-name="P45">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75</dc:date><text:p><text:span text:style-name="T19">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3210924" text:continue-numbering="true" text:style-name="WWNum27">
        <text:list-item>
          <text:list>
            <text:list-item>
              <text:p text:style-name="P45">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76</dc:date><text:p><text:span text:style-name="T19">Performance ref</text:span></text:p><text:p><text:span text:style-name="T19">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text:soft-page-break/>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76</dc:date><text:p><text:span text:style-name="T19">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3210809" text:continue-numbering="true" text:style-name="WWNum27">
        <text:list-item>
          <text:list>
            <text:list-item>
              <text:p text:style-name="P45"><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3">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76</dc:date><text:p><text:span text:style-name="T19">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3"><text:soft-page-break/>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76</dc:date><text:p><text:span text:style-name="T19">Reflection this part defo improved in future</text:span></text:p></office:annotation></text:span></text:span></text:p>
      <text:p text:style-name="P33">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3"/>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3196428" text:continue-numbering="true" text:style-name="WWNum27">
        <text:list-item>
          <text:list>
            <text:list-item>
              <text:p text:style-name="P45">Libraries <office:annotation><dc:creator>Unknown Author</dc:creator><dc:date>2013-04-04T15:19:00.76</dc:date><text:p><text:span text:style-name="T19">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77</dc:date><text:p><text:span text:style-name="T19">Another way of saying this</text:span></text:p><text:p/><text:p><text:span text:style-name="T19">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77</dc:date><text:p><text:span text:style-name="T19">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77</dc:date><text:p><text:span text:style-name="T19">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77</dc:date><text:p><text:span text:style-name="T19">Code linked here?</text:span></text:p><text:p/></office:annotation>e documentation supplied, we<office:annotation><dc:creator>Unknown Author</dc:creator><dc:date>2013-04-03T21:21:00.77</dc:date><text:p><text:span text:style-name="T19">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text:soft-page-break/>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3218021" text:continue-numbering="true" text:style-name="WWNum27">
        <text:list-item>
          <text:list>
            <text:list-item>
              <text:p text:style-name="P45"><text:bookmark-start text:name="_Toc222978604"/><text:bookmark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8"/>
      <text:list xml:id="list33202143" text:continue-numbering="true" text:style-name="WWNum27">
        <text:list-item>
          <text:list>
            <text:list-item>
              <text:p text:style-name="P45"><text:bookmark-start text:name="_Toc222978605"/><text:bookmark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8"/>
      <text:h text:style-name="P44" text:outline-level="3"><text:bookmark-start text:name="_Toc222978606"/><text:bookmark text:name="__RefHeading__517_1464131013"/>Unit Tests<text:bookmark-end text:name="_Toc222978606"/><text:bookmark-end text:name="__RefHeading__517_1464131013"/></text:h>
      <text:p text:style-name="P8"/>
      <text:h text:style-name="Heading_20_3" text:outline-level="3"><text:bookmark-start text:name="_Toc222978607"/><text:bookmark text:name="__RefHeading__519_1464131013"/><text:span text:style-name="Default_20_Paragraph_20_Font"><text:span text:style-name="T1">User Interface Testing</text:span></text:span><text:bookmark-end text:name="_Toc222978607"/><text:bookmark-end text:name="__RefHeading__519_1464131013"/></text:h>
      <text:p text:style-name="P8"/>
      <text:h text:style-name="Heading_20_3" text:outline-level="3"><text:bookmark-start text:name="_Toc222978608"/><text:bookmark text:name="__RefHeading__521_1464131013"/><text:span text:style-name="Default_20_Paragraph_20_Font"><text:span text:style-name="T1">Stress Testing</text:span></text:span><text:bookmark-end text:name="_Toc222978608"/><text:bookmark-end text:name="__RefHeading__521_1464131013"/></text:h>
      <text:p text:style-name="P8"/>
      <text:h text:style-name="Heading_20_3" text:outline-level="3"><text:bookmark-start text:name="_Toc222978609"/><text:bookmark text:name="__RefHeading__523_1464131013"/><text:span text:style-name="Default_20_Paragraph_20_Font"><text:span text:style-name="T1">Other Types of Testing</text:span></text:span><text:bookmark-end text:name="_Toc222978609"/><text:bookmark-end text:name="__RefHeading__523_1464131013"/></text:h>
      <text:p text:style-name="P8"/>
      <text:list xml:id="list33199502" text:continue-numbering="true" text:style-name="WWNum27">
        <text:list-item>
          <text:list>
            <text:list-item>
              <text:p text:style-name="P45"><text:bookmark-start text:name="_Toc222978610"/><text:bookmark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8"/>
      <text:list xml:id="list33216415" text:continue-numbering="true" text:style-name="WWNum27">
        <text:list-item>
          <text:list>
            <text:list-item>
              <text:p text:style-name="P48"><text:bookmark-start text:name="_Toc222978611"/><text:bookmark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32592993" text:style-name="WWNum8">
        <text:list-item>
          <text:p text:style-name="P42">Were the requirements correctly identified?</text:p>
        </text:list-item>
        <text:list-item>
          <text:p text:style-name="P42">Were the design decisions correct?</text:p>
        </text:list-item>
        <text:list-item>
          <text:p text:style-name="P42">Could a more suitable set of tools have been chosen?</text:p>
        </text:list-item>
        <text:list-item>
          <text:p text:style-name="P42">How well did the software meet the needs of those who were expecting to use it?</text:p>
        </text:list-item>
        <text:list-item>
          <text:p text:style-name="P42">How well were any other project aims achieved?</text:p>
        </text:list-item>
        <text:list-item>
          <text:p text:style-name="P42">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20"/>
      <text:p text:style-name="Standard"/>
      <text:p text:style-name="P21"><text:bookmark-start text:name="_Toc192777717"/></text:p>
      <text:h text:style-name="P50" text:outline-level="1"><text:bookmark-start text:name="_Toc222978613"/><text:bookmark text:name="__RefHeading__531_1464131013"/>Appendices<text:bookmark-end text:name="_Toc192777717"/><text:bookmark-end text:name="_Toc222978613"/><text:bookmark-end text:name="__RefHeading__531_1464131013"/></text:h>
      <text:p text:style-name="Standard"/>
      <text:list xml:id="list32578437" text:style-name="WWNum22">
        <text:list-item text:start-value="1">
          <text:p text:style-name="P39"><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3"/>
      <text:list xml:id="list33187407" text:continue-numbering="true" text:style-name="WWNum22">
        <text:list-item>
          <text:p text:style-name="P40"><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4"/>
      <text:p text:style-name="P3"><text:bookmark-start text:name="_Toc192777719"/></text:p>
      <text:h text:style-name="Heading_20_1" text:outline-level="1"><text:bookmark-start text:name="_Toc222978616"/><text:bookmark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2569304" text:style-name="WWNum3">
        <text:list-item text:start-value="1">
          <text:p text:style-name="P43"><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43"><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43"><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43"><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style:font-name="Calibri"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style:font-name="Calibri"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libri"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353cm" fo:margin-bottom="0cm" fo:keep-together="always" fo:hyphenation-ladder-count="no-limit" fo:keep-with-next="always"/>
      <style:text-properties fo:color="#243f60" style:font-name="Calibri" fo:font-style="italic"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353cm" fo:margin-bottom="0cm" fo:keep-together="always" fo:hyphenation-ladder-count="no-limit" fo:keep-with-next="always"/>
      <style:text-properties fo:color="#404040" style:font-name="Calibri" fo:font-style="italic"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353cm" fo:margin-bottom="0cm" fo:keep-together="always" fo:hyphenation-ladder-count="no-limit" fo:keep-with-next="always"/>
      <style:text-properties fo:color="#404040" style:font-name="Calibri" fo:font-size="10pt" style:font-size-asian="10pt" style:font-size-complex="10pt"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353cm" fo:margin-bottom="0cm"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fo:hyphenation-remain-char-count="0" fo:hyphenation-push-char-count="0"/>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fo:hyphenation-remain-char-count="0" fo:hyphenation-push-char-count="0"/>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fo:hyphenation-remain-char-count="0" fo:hyphenation-push-char-count="0"/>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2pt" style:font-size-asian="12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fo:hyphenation-remain-char-count="0" fo:hyphenation-push-char-count="0"/>
    </style:style>
    <style:style style:name="AppendixSection" style:family="paragraph" style:parent-style-name="Heading_20_2" style:default-outline-level="2" style:list-style-name="WWNum22">
      <style:paragraph-properties fo:margin-left="0.751cm" fo:margin-right="0cm" fo:margin-top="0cm" fo:margin-bottom="0cm" fo:hyphenation-ladder-count="no-limit" fo:text-indent="-0.762cm" style:auto-text-indent="false">
        <style:tab-stops>
          <style:tab-stop style:position="0.635cm"/>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29</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dam Connah</meta:initial-creator>
    <meta:creation-date>2013-03-21T20:43:00Z</meta:creation-date>
    <dc:date>2013-04-11T13:05:55.76</dc:date>
    <meta:editing-cycles>11</meta:editing-cycles>
    <meta:editing-duration>PT7H57M38S</meta:editing-duration>
    <meta:document-statistic meta:table-count="0" meta:image-count="0" meta:object-count="0" meta:page-count="29" meta:paragraph-count="362" meta:word-count="10097" meta:character-count="578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